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;&quot;CLOTHES&quot;)" table:allow-empty-cell="true" table:display-list="unsorted" table:base-cell-address="Characters.J1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style-name="ce1"/>
          <table:table-cell table:style-name="ce1" office:value-type="string" calcext:value-type="string">
            <text:p>reload_stamina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res://Art/16x16 Pixel Art Roguelike (Forest) Pack/weapons/Gladius.png</text:p>
          </table:table-cell>
          <table:table-cell table:style-name="ce2"/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.9</text:p>
          </table:table-cell>
          <table:table-cell table:style-name="ce2" table:number-columns-repeated="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7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3" table:number-columns-repeated="2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/>
          <table:table-cell table:style-name="ce12" office:value-type="float" office:value="35" calcext:value-type="float">
            <text:p>3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3" table:number-columns-repeated="2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2" table:number-rows-repeated="1048546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CLOTHES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Snowmen/thief_icon.png</text:p>
          </table:table-cell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w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Ravens/crow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number-style style:name="N1015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49" number:language="en" number:country="US">
      <number:hours/>
      <number:text>:</number:text>
      <number:minutes number:style="long"/>
    </number:time-style>
    <number:date-style style:name="N1014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date-style style:name="N10143" number:language="en" number:country="US">
      <number:month/>
      <number:text>/</number:text>
      <number:day/>
      <number:text>/</number:text>
      <number:year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time-style style:name="N10140" number:language="en" number:country="US">
      <number:hours/>
      <number:text>:</number:text>
      <number:minutes number:style="long"/>
      <number:text> </number:text>
      <number:am-pm/>
    </number:tim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number-style style:name="N1013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date-style style:name="N10129" number:language="en" number:country="US"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number-style style:name="N1012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5P2" style:volatile="true" number:language="en" number:country="US">
      <number:text> </number:text>
      <number:fill-character> </number:fill-character>
      <number:text>- </number:text>
    </number:number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06T19:17:08.690104789</dc:date>
    <meta:editing-duration>PT12H16M57S</meta:editing-duration>
    <meta:editing-cycles>159</meta:editing-cycles>
    <dc:creator>Mateu</dc:creator>
    <meta:document-statistic meta:table-count="2" meta:cell-count="1264" meta:object-count="0"/>
  </office:meta>
</office:document-meta>
</file>